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087" officeooo:paragraph-rsid="001a565b"/>
    </style:style>
    <style:style style:name="P2" style:family="paragraph" style:parent-style-name="Standard">
      <style:text-properties officeooo:rsid="001abf4e" officeooo:paragraph-rsid="001abf4e"/>
    </style:style>
    <style:style style:name="P3" style:family="paragraph" style:parent-style-name="Standard">
      <style:text-properties officeooo:rsid="001ac8db" officeooo:paragraph-rsid="001ac8db"/>
    </style:style>
    <style:style style:name="P4" style:family="paragraph" style:parent-style-name="Text_20_body">
      <style:text-properties officeooo:paragraph-rsid="001785ae"/>
    </style:style>
    <style:style style:name="T1" style:family="text">
      <style:text-properties officeooo:rsid="00143758"/>
    </style:style>
    <style:style style:name="T2" style:family="text">
      <style:text-properties officeooo:rsid="00161a14"/>
    </style:style>
    <style:style style:name="T3" style:family="text">
      <style:text-properties officeooo:rsid="001785ae"/>
    </style:style>
    <style:style style:name="T4" style:family="text">
      <style:text-properties officeooo:rsid="001ac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’ai effectué une réservation auprès de Peter <text:span text:style-name="T2">Suplex (red House) pour la période du 05 au 12 juin derniers. La veille de mon départ Peter m’a signifié qu’il annulé ma réservation ! Ci-dessous, je vous donne un résumé chronologique de nos échanges et je vous précise, à propos du paiement, que </text:span></text:p>
      <text:p text:style-name="P1"><text:span text:style-name="T2">Peter n’a jamais envoyé d’e-mail pour indiquer le mode de paiement souhaité.</text:span></text:p>
      <text:p text:style-name="P1"/>
      <text:p text:style-name="Standard"><text:bookmark text:name="tw-target-text"/>I made a reservation with Peter Suplex (Red House) for the period from June 5th to 12th. The day before my departure Peter told me he canceled my reservation! Below, I give you a chronological summary of our exchanges and I tell you, about the payment, that Peter has never sent an e-mail to indicate the desired method of payment.</text:p>
      <text:p text:style-name="Standard"><text:span text:style-name="T1">05</text:span>/<text:span text:style-name="T1">2</text:span>5/2018 – <text:span text:style-name="T3">Peter said : </text:span>The room is available in the period of your choice.</text:p>
      <text:p text:style-name="Standard"><text:span text:style-name="T3">Régis said : </text:span>I am agree with your proposal, B&amp;B between 05 to 12 of june.</text:p>
      <text:p text:style-name="Standard"><text:span text:style-name="T1">05</text:span>/<text:span text:style-name="T1">26</text:span>/2018 - <text:span text:style-name="T3">Peter said : </text:span>We hereby confirm your reservation. Payment: I will sent information by seperate e-mail.</text:p>
      <text:p text:style-name="Standard"><text:span text:style-name="T1">06/04/2018 - Peter said : </text:span>Unfortunately we are booked solid during the period of your choice.</text:p>
      <text:p text:style-name="Standard"><text:span text:style-name="T3">Régis said : </text:span>I am on the eve of my departure for amsterdam and I just read your email which indicates the cancellation! Is it an error or a joke? I wait for your explanation,</text:p>
      <text:p text:style-name="Standard"><text:span text:style-name="T3">Peter said : </text:span>As we never received the money, we decided to go for a guest who did pay the money. </text:p>
      <text:p text:style-name="Standard"><text:bookmark text:name="tw-target-text1"/>I wish to obtain compensation for this loss and I ask you to offer me compensation.</text:p>
      <text:p text:style-name="Standard">I am waiting for your answer.</text:p>
      <text:p text:style-name="Standard">Cordially.</text:p>
      <text:p text:style-name="Standard">Régis LERUSTE</text:p>
      <text:p text:style-name="P4"/>
      <text:p text:style-name="P2">Je souhaite obtenir réparation de ce préjudice et <text:span text:style-name="T4">je vous demande de me proposer un dédommagement.</text:span></text:p>
      <text:p text:style-name="P3">Cordiale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53:37.077423062</meta:creation-date>
    <meta:generator>LibreOffice/5.1.6.2$Linux_x86 LibreOffice_project/10m0$Build-2</meta:generator>
    <dc:date>2018-06-14T12:37:54.747730697</dc:date>
    <meta:editing-duration>PT10M4S</meta:editing-duration>
    <meta:editing-cycles>2</meta:editing-cycles>
    <meta:document-statistic meta:table-count="0" meta:image-count="0" meta:object-count="0" meta:page-count="1" meta:paragraph-count="15" meta:word-count="285" meta:character-count="1574" meta:non-whitespace-character-count="1301"/>
  </office:meta>
</office:document-meta>
</file>